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9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24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63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4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2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6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8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0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3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9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32" style:family="graphic" style:parent-style-name="standard">
      <style:graphic-properties draw:stroke="none" svg:stroke-color="#000000" draw:fill="none" draw:fill-color="#ffffff" fo:min-height="2.845cm"/>
    </style:style>
    <style:style style:name="gr33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8pt" style:font-size-complex="18pt"/>
    </style:style>
    <style:style style:name="P4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>
      <loext:graphic-properties draw:fill="none" draw:fill-color="#ffffff"/>
      <style:text-properties fo:font-size="22pt" fo:font-style="italic" style:font-size-asian="18pt" style:font-style-asian="italic" style:font-size-complex="18pt" style:font-style-complex="italic"/>
    </style:style>
    <style:style style:name="P6" style:family="paragraph">
      <loext:graphic-properties draw:fill="none" draw:fill-color="#ffffff"/>
      <style:text-properties fo:font-size="12pt" fo:font-style="italic" style:font-size-asian="18pt" style:font-style-asian="italic" style:font-size-complex="18pt" style:font-style-complex="italic"/>
    </style:style>
    <style:style style:name="P7" style:family="paragraph">
      <loext:graphic-properties draw:fill="none" draw:fill-color="#ffffff"/>
      <style:text-properties fo:font-size="10pt" fo:font-style="italic" style:font-size-asian="18pt" style:font-style-asian="italic" style:font-size-complex="18pt" style:font-style-complex="italic"/>
    </style:style>
    <style:style style:name="P8" style:family="paragraph">
      <loext:graphic-properties draw:fill="none" draw:fill-color="#ffffff"/>
      <style:text-properties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>
      <loext:graphic-properties draw:fill="none" draw:fill-color="#ffffff"/>
      <style:text-properties fo:font-size="10pt" fo:font-style="normal" style:font-size-asian="18pt" style:font-style-asian="normal" style:font-size-complex="18pt" style:font-style-complex="normal"/>
    </style:style>
    <style:style style:name="P10" style:family="paragraph">
      <loext:graphic-properties draw:fill="none" draw:fill-color="#ffffff"/>
      <style:paragraph-properties fo:text-align="center"/>
      <style:text-properties fo:font-size="10pt" fo:font-style="normal" style:font-size-asian="18pt" style:font-style-asian="normal" style:font-size-complex="18pt" style:font-style-complex="normal"/>
    </style:style>
    <style:style style:name="P11" style:family="paragraph">
      <style:paragraph-properties fo:text-align="justify"/>
      <style:text-properties fo:font-size="12pt" fo:font-style="italic" style:font-size-asian="18pt" style:font-style-asian="italic" style:font-size-complex="18pt" style:font-style-complex="italic"/>
    </style:style>
    <style:style style:name="P12" style:family="paragraph">
      <loext:graphic-properties draw:fill="none" draw:fill-color="#ffffff"/>
      <style:paragraph-properties fo:text-align="justify"/>
      <style:text-properties fo:font-size="12pt" fo:font-style="italic" style:font-size-asian="18pt" style:font-style-asian="italic" style:font-size-complex="18pt" style:font-style-complex="italic"/>
    </style:style>
    <style:style style:name="P13" style:family="paragraph">
      <style:text-properties fo:font-size="12pt" fo:font-style="italic" style:font-size-asian="18pt" style:font-style-asian="italic" style:font-size-complex="18pt" style:font-style-complex="italic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22pt" fo:font-style="italic" style:font-size-asian="18pt" style:font-style-asian="italic" style:font-size-complex="18pt" style:font-style-complex="italic"/>
    </style:style>
    <style:style style:name="T4" style:family="text">
      <style:text-properties fo:font-size="10pt" fo:font-style="italic" style:font-size-asian="18pt" style:font-style-asian="italic" style:font-size-complex="18pt" style:font-style-complex="italic"/>
    </style:style>
    <style:style style:name="T5" style:family="text">
      <style:text-properties fo:font-size="12pt" fo:font-style="italic" style:font-size-asian="18pt" style:font-style-asian="italic" style:font-size-complex="18pt" style:font-style-complex="italic"/>
    </style:style>
    <style:style style:name="T6" style:family="text">
      <style:text-properties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size="10pt" fo:font-style="normal" style:font-size-asian="18pt" style:font-style-asian="normal" style:font-size-complex="18pt" style:font-style-complex="normal"/>
    </style:style>
    <style:style style:name="T8" style:family="text">
      <style:text-properties fo:font-size="1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28cm" svg:y1="6.8cm" svg:x2="6.55cm" svg:y2="6.8cm">
          <text:p/>
        </draw:line>
        <draw:line draw:style-name="gr1" draw:text-style-name="P1" draw:layer="layout" svg:x1="6.423cm" svg:y1="6.8cm" svg:x2="6.423cm" svg:y2="8.07cm">
          <text:p/>
        </draw:line>
        <draw:line draw:style-name="gr1" draw:text-style-name="P1" draw:layer="layout" svg:x1="6.423cm" svg:y1="8.07cm" svg:x2="7.82cm" svg:y2="8.07cm">
          <text:p/>
        </draw:line>
        <draw:line draw:style-name="gr1" draw:text-style-name="P1" draw:layer="layout" svg:x1="7.82cm" svg:y1="8.07cm" svg:x2="7.82cm" svg:y2="6.8cm">
          <text:p/>
        </draw:line>
        <draw:line draw:style-name="gr2" draw:text-style-name="P2" draw:layer="layout" svg:x1="5.28cm" svg:y1="8.17cm" svg:x2="5.28cm" svg:y2="6.9cm">
          <text:p/>
        </draw:line>
        <draw:line draw:style-name="gr3" draw:text-style-name="P1" draw:layer="layout" svg:x1="5.153cm" svg:y1="6.773cm" svg:x2="5.534cm" svg:y2="7.027cm">
          <text:p/>
        </draw:line>
        <draw:line draw:style-name="gr3" draw:text-style-name="P1" draw:layer="layout" svg:x1="6.296cm" svg:y1="8.197cm" svg:x2="6.677cm" svg:y2="7.816cm">
          <text:p/>
        </draw:line>
        <draw:line draw:style-name="gr3" draw:text-style-name="P1" draw:layer="layout" svg:x1="7.566cm" svg:y1="6.673cm" svg:x2="8.074cm" svg:y2="6.927cm">
          <text:p/>
        </draw:line>
        <draw:frame draw:style-name="gr4" draw:text-style-name="P3" draw:layer="layout" svg:width="1.709cm" svg:height="0.645cm" svg:x="4.744cm" svg:y="8.146cm">
          <draw:text-box>
            <text:p><text:span text:style-name="T1">1: d1 n*</text:span></text:p>
          </draw:text-box>
        </draw:frame>
        <draw:frame draw:style-name="gr5" draw:text-style-name="P3" draw:layer="layout" svg:width="1.692cm" svg:height="0.645cm" svg:x="5.144cm" svg:y="6.072cm">
          <draw:text-box>
            <text:p><text:span text:style-name="T1">2: e1 s*</text:span></text:p>
          </draw:text-box>
        </draw:frame>
        <draw:frame draw:style-name="gr4" draw:text-style-name="P3" draw:layer="layout" svg:width="1.709cm" svg:height="0.645cm" svg:x="6.444cm" svg:y="8.146cm">
          <draw:text-box>
            <text:p><text:span text:style-name="T1">3: e1 n*</text:span></text:p>
          </draw:text-box>
        </draw:frame>
        <draw:line draw:style-name="gr1" draw:text-style-name="P1" draw:layer="layout" svg:x1="8.981cm" svg:y1="6.8cm" svg:x2="10.251cm" svg:y2="6.8cm">
          <text:p/>
        </draw:line>
        <draw:line draw:style-name="gr1" draw:text-style-name="P1" draw:layer="layout" svg:x1="10.124cm" svg:y1="6.8cm" svg:x2="10.124cm" svg:y2="8.07cm">
          <text:p/>
        </draw:line>
        <draw:line draw:style-name="gr1" draw:text-style-name="P1" draw:layer="layout" svg:x1="10.124cm" svg:y1="8.07cm" svg:x2="11.521cm" svg:y2="8.07cm">
          <text:p/>
        </draw:line>
        <draw:line draw:style-name="gr1" draw:text-style-name="P1" draw:layer="layout" svg:x1="11.521cm" svg:y1="8.07cm" svg:x2="11.521cm" svg:y2="6.8cm">
          <text:p/>
        </draw:line>
        <draw:line draw:style-name="gr2" draw:text-style-name="P2" draw:layer="layout" svg:x1="8.981cm" svg:y1="8.07cm" svg:x2="8.981cm" svg:y2="6.8cm">
          <text:p/>
        </draw:line>
        <draw:line draw:style-name="gr3" draw:text-style-name="P1" draw:layer="layout" svg:x1="8.854cm" svg:y1="6.673cm" svg:x2="9.235cm" svg:y2="6.927cm">
          <text:p/>
        </draw:line>
        <draw:line draw:style-name="gr3" draw:text-style-name="P1" draw:layer="layout" svg:x1="9.997cm" svg:y1="8.197cm" svg:x2="10.378cm" svg:y2="7.816cm">
          <text:p/>
        </draw:line>
        <draw:line draw:style-name="gr3" draw:text-style-name="P1" draw:layer="layout" svg:x1="11.267cm" svg:y1="6.673cm" svg:x2="11.775cm" svg:y2="6.927cm">
          <text:p/>
        </draw:line>
        <draw:frame draw:style-name="gr6" draw:text-style-name="P3" draw:layer="layout" svg:width="2.001cm" svg:height="0.645cm" svg:x="8.345cm" svg:y="8.146cm">
          <draw:text-box>
            <text:p><text:span text:style-name="T1">1/5: d1 n*</text:span></text:p>
          </draw:text-box>
        </draw:frame>
        <draw:frame draw:style-name="gr7" draw:text-style-name="P3" draw:layer="layout" svg:width="1.984cm" svg:height="0.645cm" svg:x="8.645cm" svg:y="6.072cm">
          <draw:text-box>
            <text:p><text:span text:style-name="T1">2/6: e1 s*</text:span></text:p>
          </draw:text-box>
        </draw:frame>
        <draw:frame draw:style-name="gr6" draw:text-style-name="P3" draw:layer="layout" svg:width="2.001cm" svg:height="0.645cm" svg:x="10.245cm" svg:y="8.146cm">
          <draw:text-box>
            <text:p><text:span text:style-name="T1">3/7: e1 n*</text:span></text:p>
          </draw:text-box>
        </draw:frame>
        <draw:frame draw:style-name="gr8" draw:text-style-name="P4" draw:layer="layout" svg:width="3.258cm" svg:height="0.962cm" svg:x="1.035cm" svg:y="6.585cm">
          <draw:text-box>
            <text:p><text:span text:style-name="T2">odd level</text:span></text:p>
          </draw:text-box>
        </draw:frame>
        <draw:line draw:style-name="gr1" draw:text-style-name="P1" draw:layer="layout" svg:x1="11.564cm" svg:y1="6.8cm" svg:x2="12.78cm" svg:y2="6.8cm">
          <text:p/>
        </draw:line>
        <draw:line draw:style-name="gr1" draw:text-style-name="P1" draw:layer="layout" svg:x1="12.78cm" svg:y1="6.8cm" svg:x2="12.78cm" svg:y2="8.07cm">
          <text:p/>
        </draw:line>
        <draw:frame draw:style-name="gr9" draw:text-style-name="P3" draw:layer="layout" svg:width="2.073cm" svg:height="0.645cm" svg:x="11.146cm" svg:y="6.072cm">
          <draw:text-box>
            <text:p><text:span text:style-name="T1">4/8: e1 s*</text:span></text:p>
          </draw:text-box>
        </draw:frame>
        <draw:line draw:style-name="gr3" draw:text-style-name="P1" draw:layer="layout" svg:x1="13.034cm" svg:y1="7.943cm" svg:x2="12.653cm" svg:y2="8.197cm">
          <text:p/>
        </draw:line>
        <draw:frame draw:style-name="gr10" draw:text-style-name="P5" draw:layer="layout" svg:width="12.8cm" svg:height="1.119cm" svg:x="3.94cm" svg:y="1.363cm">
          <draw:text-box>
            <text:p><text:span text:style-name="T3">Paths: North-South Distance Larger</text:span></text:p>
          </draw:text-box>
        </draw:frame>
        <draw:line draw:style-name="gr2" draw:text-style-name="P2" draw:layer="layout" svg:x1="7.78cm" svg:y1="11.2cm" svg:x2="7.79cm" svg:y2="12.56cm">
          <text:p/>
        </draw:line>
        <draw:line draw:style-name="gr1" draw:text-style-name="P1" draw:layer="layout" svg:x1="7.79cm" svg:y1="12.56cm" svg:x2="6.393cm" svg:y2="12.563cm">
          <text:p/>
        </draw:line>
        <draw:line draw:style-name="gr1" draw:text-style-name="P1" draw:layer="layout" svg:x1="6.423cm" svg:y1="12.47cm" svg:x2="6.423cm" svg:y2="11.2cm">
          <text:p/>
        </draw:line>
        <draw:line draw:style-name="gr1" draw:text-style-name="P1" draw:layer="layout" svg:x1="6.391cm" svg:y1="11.262cm" svg:x2="4.994cm" svg:y2="11.265cm">
          <text:p/>
        </draw:line>
        <draw:line draw:style-name="gr1" draw:text-style-name="P1" draw:layer="layout" svg:x1="5.023cm" svg:y1="11.3cm" svg:x2="5.023cm" svg:y2="12.57cm">
          <text:p/>
        </draw:line>
        <draw:frame draw:style-name="gr5" draw:text-style-name="P3" draw:layer="layout" svg:width="1.692cm" svg:height="0.645cm" svg:x="6.545cm" svg:y="10.472cm">
          <draw:text-box>
            <text:p><text:span text:style-name="T1">4: d1 s*</text:span></text:p>
          </draw:text-box>
        </draw:frame>
        <draw:frame draw:style-name="gr11" draw:text-style-name="P3" draw:layer="layout" svg:width="1.768cm" svg:height="0.645cm" svg:x="6.245cm" svg:y="12.581cm">
          <draw:text-box>
            <text:p><text:span text:style-name="T1">5: w1 n*</text:span></text:p>
          </draw:text-box>
        </draw:frame>
        <draw:line draw:style-name="gr3" draw:text-style-name="P1" draw:layer="layout" svg:x1="7.563cm" svg:y1="12.433cm" svg:x2="7.944cm" svg:y2="12.687cm">
          <text:p/>
        </draw:line>
        <draw:line draw:style-name="gr3" draw:text-style-name="P1" draw:layer="layout" svg:x1="6.266cm" svg:y1="11.417cm" svg:x2="6.52cm" svg:y2="11.163cm">
          <text:p/>
        </draw:line>
        <draw:line draw:style-name="gr3" draw:text-style-name="P1" draw:layer="layout" svg:x1="4.869cm" svg:y1="12.687cm" svg:x2="5.25cm" svg:y2="12.433cm">
          <text:p/>
        </draw:line>
        <draw:frame draw:style-name="gr12" draw:text-style-name="P4" draw:layer="layout" svg:width="3.533cm" svg:height="0.962cm" svg:x="1.035cm" svg:y="10.885cm">
          <draw:text-box>
            <text:p><text:span text:style-name="T2">even level</text:span></text:p>
          </draw:text-box>
        </draw:frame>
        <draw:frame draw:style-name="gr13" draw:text-style-name="P3" draw:layer="layout" svg:width="1.751cm" svg:height="0.645cm" svg:x="4.864cm" svg:y="10.472cm">
          <draw:text-box>
            <text:p><text:span text:style-name="T1">6: w1 s*</text:span></text:p>
          </draw:text-box>
        </draw:frame>
        <draw:line draw:style-name="gr2" draw:text-style-name="P2" draw:layer="layout" svg:x1="12.88cm" svg:y1="12.65cm" svg:x2="12.89cm" svg:y2="11.29cm">
          <text:p/>
        </draw:line>
        <draw:line draw:style-name="gr1" draw:text-style-name="P1" draw:layer="layout" svg:x1="12.89cm" svg:y1="11.29cm" svg:x2="11.493cm" svg:y2="11.287cm">
          <text:p/>
        </draw:line>
        <draw:line draw:style-name="gr1" draw:text-style-name="P1" draw:layer="layout" svg:x1="11.523cm" svg:y1="11.38cm" svg:x2="11.523cm" svg:y2="12.65cm">
          <text:p/>
        </draw:line>
        <draw:line draw:style-name="gr1" draw:text-style-name="P1" draw:layer="layout" svg:x1="11.491cm" svg:y1="12.588cm" svg:x2="10.094cm" svg:y2="12.585cm">
          <text:p/>
        </draw:line>
        <draw:line draw:style-name="gr1" draw:text-style-name="P1" draw:layer="layout" svg:x1="10.123cm" svg:y1="12.55cm" svg:x2="10.123cm" svg:y2="11.28cm">
          <text:p/>
        </draw:line>
        <draw:frame draw:style-name="gr6" draw:text-style-name="P3" draw:layer="layout" svg:width="2.001cm" svg:height="0.645cm" svg:x="11.727cm" svg:y="12.581cm">
          <draw:text-box>
            <text:p><text:span text:style-name="T1">1/5: d1 n*</text:span></text:p>
          </draw:text-box>
        </draw:frame>
        <draw:frame draw:style-name="gr14" draw:text-style-name="P3" draw:layer="layout" svg:width="2.043cm" svg:height="0.645cm" svg:x="11.394cm" svg:y="10.472cm">
          <draw:text-box>
            <text:p><text:span text:style-name="T1">2/6: w1 s*</text:span></text:p>
          </draw:text-box>
        </draw:frame>
        <draw:line draw:style-name="gr3" draw:text-style-name="P1" draw:layer="layout" svg:x1="12.663cm" svg:y1="11.417cm" svg:x2="13.044cm" svg:y2="11.163cm">
          <text:p/>
        </draw:line>
        <draw:line draw:style-name="gr3" draw:text-style-name="P1" draw:layer="layout" svg:x1="11.366cm" svg:y1="12.433cm" svg:x2="11.62cm" svg:y2="12.687cm">
          <text:p/>
        </draw:line>
        <draw:line draw:style-name="gr3" draw:text-style-name="P1" draw:layer="layout" svg:x1="9.969cm" svg:y1="11.163cm" svg:x2="10.35cm" svg:y2="11.417cm">
          <text:p/>
        </draw:line>
        <draw:frame draw:style-name="gr15" draw:text-style-name="P3" draw:layer="layout" svg:width="2.06cm" svg:height="0.645cm" svg:x="10.003cm" svg:y="12.581cm">
          <draw:text-box>
            <text:p><text:span text:style-name="T1">3/7: w1 n*</text:span></text:p>
          </draw:text-box>
        </draw:frame>
        <draw:line draw:style-name="gr1" draw:text-style-name="P1" draw:layer="layout" svg:x1="10.113cm" svg:y1="11.29cm" svg:x2="8.754cm" svg:y2="11.29cm">
          <text:p/>
        </draw:line>
        <draw:line draw:style-name="gr1" draw:text-style-name="P1" draw:layer="layout" svg:x1="8.797cm" svg:y1="11.29cm" svg:x2="8.797cm" svg:y2="12.56cm">
          <text:p/>
        </draw:line>
        <draw:line draw:style-name="gr3" draw:text-style-name="P1" draw:layer="layout" svg:x1="9.008cm" svg:y1="12.433cm" svg:x2="8.627cm" svg:y2="12.687cm">
          <text:p/>
        </draw:line>
        <draw:frame draw:style-name="gr14" draw:text-style-name="P3" draw:layer="layout" svg:width="2.043cm" svg:height="0.645cm" svg:x="8.635cm" svg:y="10.472cm">
          <draw:text-box>
            <text:p><text:span text:style-name="T1">4/8: w1 s*</text:span></text:p>
          </draw:text-box>
        </draw:frame>
        <draw:frame draw:style-name="gr16" draw:text-style-name="P6" draw:layer="layout" svg:width="3.858cm" svg:height="1.039cm" svg:x="0.952cm" svg:y="7.262cm">
          <draw:text-box>
            <text:p><text:span text:style-name="T4">odd run: u1/d1/e1 n*</text:span></text:p>
            <text:p><text:span text:style-name="T4"><text:s text:c="4"/></text:span><text:span text:style-name="T4">even run: e1 s* </text:span></text:p>
          </draw:text-box>
        </draw:frame>
        <draw:frame draw:style-name="gr16" draw:text-style-name="P6" draw:layer="layout" svg:width="4.35cm" svg:height="1.039cm" svg:x="0.968cm" svg:y="11.562cm">
          <draw:text-box>
            <text:p><text:span text:style-name="T4">odd run: u1/d1/w1 n*</text:span></text:p>
            <text:p><text:span text:style-name="T4">even run: u1/d1/w1 s*</text:span></text:p>
          </draw:text-box>
        </draw:frame>
        <draw:frame draw:style-name="gr17" draw:text-style-name="P5" draw:layer="layout" svg:width="9.138cm" svg:height="1.119cm" svg:x="0.783cm" svg:y="30.449cm">
          <draw:text-box>
            <text:p><text:span text:style-name="T3">east-west distance larger</text:span></text:p>
          </draw:text-box>
        </draw:frame>
        <draw:frame draw:style-name="gr18" draw:text-style-name="P6" draw:layer="layout" svg:width="4.601cm" svg:height="1.208cm" svg:x="24.495cm" svg:y="25.149cm">
          <draw:text-box>
            <text:p><text:span text:style-name="T5">odd run: u1/d1/e1 n*</text:span></text:p>
            <text:p><text:span text:style-name="T5"><text:s text:c="4"/></text:span><text:span text:style-name="T5">even run: e1 s* </text:span></text:p>
          </draw:text-box>
        </draw:frame>
        <draw:frame draw:style-name="gr19" draw:text-style-name="P6" draw:layer="layout" svg:width="5.012cm" svg:height="1.673cm" svg:x="23.293cm" svg:y="21.593cm">
          <draw:text-box>
            <text:p><text:span text:style-name="T5">odd run: u1/d1/w1 n*</text:span></text:p>
            <text:p><text:span text:style-name="T5"><text:s/></text:span><text:span text:style-name="T5">even run: w1 s* </text:span></text:p>
          </draw:text-box>
        </draw:frame>
        <draw:frame draw:style-name="gr12" draw:text-style-name="P4" draw:layer="layout" svg:width="3.533cm" svg:height="0.962cm" svg:x="16.935cm" svg:y="6.485cm">
          <draw:text-box>
            <text:p><text:span text:style-name="T2">even level</text:span></text:p>
          </draw:text-box>
        </draw:frame>
        <draw:frame draw:style-name="gr16" draw:text-style-name="P6" draw:layer="layout" svg:width="3.937cm" svg:height="1.039cm" svg:x="16.732cm" svg:y="7.162cm">
          <draw:text-box>
            <text:p><text:span text:style-name="T4">odd run: u1/d1/e1 n*</text:span></text:p>
            <text:p><text:span text:style-name="T4">even run: u1/d1/e1 s* </text:span></text:p>
          </draw:text-box>
        </draw:frame>
        <draw:frame draw:style-name="gr8" draw:text-style-name="P4" draw:layer="layout" svg:width="3.258cm" svg:height="0.962cm" svg:x="17.236cm" svg:y="10.885cm">
          <draw:text-box>
            <text:p><text:span text:style-name="T2">odd level</text:span></text:p>
          </draw:text-box>
        </draw:frame>
        <draw:frame draw:style-name="gr16" draw:text-style-name="P6" draw:layer="layout" svg:width="3.824cm" svg:height="1.039cm" svg:x="16.953cm" svg:y="11.562cm">
          <draw:text-box>
            <text:p><text:span text:style-name="T4">odd run: u1/d1/w1 n*</text:span></text:p>
            <text:p><text:span text:style-name="T4"><text:s text:c="4"/></text:span><text:span text:style-name="T4">even run: w1 s* </text:span></text:p>
          </draw:text-box>
        </draw:frame>
        <draw:frame draw:style-name="gr20" draw:text-style-name="P7" draw:layer="layout" svg:width="3.546cm" svg:height="0.645cm" svg:x="13.529cm" svg:y="9.392cm">
          <draw:text-box>
            <text:p><text:span text:style-name="T4">odd number of runs</text:span></text:p>
          </draw:text-box>
        </draw:frame>
        <draw:frame draw:style-name="gr21" draw:text-style-name="P7" draw:layer="layout" svg:width="3.724cm" svg:height="0.645cm" svg:x="8.92cm" svg:y="9.392cm">
          <draw:text-box>
            <text:p><text:span text:style-name="T4">even number of runs</text:span></text:p>
          </draw:text-box>
        </draw:frame>
        <draw:frame draw:style-name="gr22" draw:text-style-name="P8" draw:layer="layout" svg:width="1.869cm" svg:height="0.725cm" svg:x="1.789cm" svg:y="9.352cm">
          <draw:text-box>
            <text:p><text:span text:style-name="T6">to east</text:span></text:p>
          </draw:text-box>
        </draw:frame>
        <draw:frame draw:style-name="gr23" draw:text-style-name="P8" draw:layer="layout" svg:width="1.963cm" svg:height="0.725cm" svg:x="17.637cm" svg:y="9.352cm">
          <draw:text-box>
            <text:p><text:span text:style-name="T6">to west</text:span></text:p>
          </draw:text-box>
        </draw:frame>
        <draw:frame draw:style-name="gr24" draw:text-style-name="P6" draw:layer="layout" svg:width="4.189cm" svg:height="0.725cm" svg:x="22.463cm" svg:y="13.629cm">
          <draw:text-box>
            <text:p><text:span text:style-name="T5">odd number of runs</text:span></text:p>
          </draw:text-box>
        </draw:frame>
        <draw:frame draw:style-name="gr25" draw:text-style-name="P6" draw:layer="layout" svg:width="4.401cm" svg:height="0.725cm" svg:x="23.015cm" svg:y="19.053cm">
          <draw:text-box>
            <text:p><text:span text:style-name="T5">even number of runs</text:span></text:p>
          </draw:text-box>
        </draw:frame>
        <draw:frame draw:style-name="gr9" draw:text-style-name="P9" draw:layer="layout" svg:width="2.116cm" svg:height="0.645cm" svg:x="1.508cm" svg:y="10.472cm">
          <draw:text-box>
            <text:p><text:span text:style-name="T7">even runs</text:span></text:p>
          </draw:text-box>
        </draw:frame>
        <draw:frame draw:style-name="gr9" draw:text-style-name="P9" draw:layer="layout" svg:width="2.308cm" svg:height="0.645cm" svg:x="1.623cm" svg:y="6.072cm">
          <draw:text-box>
            <text:p><text:span text:style-name="T7">even runs</text:span></text:p>
          </draw:text-box>
        </draw:frame>
        <draw:g>
          <draw:line draw:style-name="gr1" draw:text-style-name="P1" draw:layer="layout" svg:x1="13.879cm" svg:y1="8.071cm" svg:x2="15.149cm" svg:y2="8.071cm">
            <text:p/>
          </draw:line>
          <draw:line draw:style-name="gr1" draw:text-style-name="P1" draw:layer="layout" svg:x1="15.022cm" svg:y1="8.071cm" svg:x2="15.022cm" svg:y2="6.801cm">
            <text:p/>
          </draw:line>
          <draw:line draw:style-name="gr1" draw:text-style-name="P1" draw:layer="layout" svg:x1="15.022cm" svg:y1="6.801cm" svg:x2="16.419cm" svg:y2="6.801cm">
            <text:p/>
          </draw:line>
          <draw:line draw:style-name="gr1" draw:text-style-name="P1" draw:layer="layout" svg:x1="16.419cm" svg:y1="6.801cm" svg:x2="16.419cm" svg:y2="8.071cm">
            <text:p/>
          </draw:line>
          <draw:line draw:style-name="gr2" draw:text-style-name="P2" draw:layer="layout" svg:x1="13.879cm" svg:y1="6.801cm" svg:x2="13.879cm" svg:y2="8.071cm">
            <text:p/>
          </draw:line>
          <draw:line draw:style-name="gr3" draw:text-style-name="P1" draw:layer="layout" svg:x1="13.752cm" svg:y1="8.198cm" svg:x2="14.133cm" svg:y2="7.944cm">
            <text:p/>
          </draw:line>
          <draw:line draw:style-name="gr3" draw:text-style-name="P1" draw:layer="layout" svg:x1="14.895cm" svg:y1="6.674cm" svg:x2="15.276cm" svg:y2="7.055cm">
            <text:p/>
          </draw:line>
          <draw:line draw:style-name="gr3" draw:text-style-name="P1" draw:layer="layout" svg:x1="16.165cm" svg:y1="8.198cm" svg:x2="16.673cm" svg:y2="7.944cm">
            <text:p/>
          </draw:line>
        </draw:g>
        <draw:frame draw:style-name="gr5" draw:text-style-name="P3" draw:layer="layout" svg:width="1.692cm" svg:height="0.645cm" svg:x="13.134cm" svg:y="6.072cm">
          <draw:text-box>
            <text:p><text:span text:style-name="T1">4: d1 s*</text:span></text:p>
          </draw:text-box>
        </draw:frame>
        <draw:frame draw:style-name="gr4" draw:text-style-name="P3" draw:layer="layout" svg:width="1.709cm" svg:height="0.645cm" svg:x="13.954cm" svg:y="8.146cm">
          <draw:text-box>
            <text:p><text:span text:style-name="T1">5: e1 n*</text:span></text:p>
          </draw:text-box>
        </draw:frame>
        <draw:frame draw:style-name="gr4" draw:text-style-name="P3" draw:layer="layout" svg:width="1.709cm" svg:height="0.645cm" svg:x="14.97cm" svg:y="6.072cm">
          <draw:text-box>
            <text:p><text:span text:style-name="T1">6: e1 n*</text:span></text:p>
          </draw:text-box>
        </draw:frame>
        <draw:frame draw:style-name="gr4" draw:text-style-name="P3" draw:layer="layout" svg:width="1.709cm" svg:height="0.645cm" svg:x="15.928cm" svg:y="12.581cm">
          <draw:text-box>
            <text:p><text:span text:style-name="T1">1: d1 n*</text:span></text:p>
          </draw:text-box>
        </draw:frame>
        <draw:g>
          <draw:line draw:style-name="gr2" draw:text-style-name="P2" draw:layer="layout" svg:x1="16.681cm" svg:y1="12.651cm" svg:x2="16.691cm" svg:y2="11.291cm">
            <text:p/>
          </draw:line>
          <draw:line draw:style-name="gr1" draw:text-style-name="P1" draw:layer="layout" svg:x1="16.691cm" svg:y1="11.291cm" svg:x2="15.294cm" svg:y2="11.288cm">
            <text:p/>
          </draw:line>
          <draw:line draw:style-name="gr1" draw:text-style-name="P1" draw:layer="layout" svg:x1="15.324cm" svg:y1="11.381cm" svg:x2="15.324cm" svg:y2="12.651cm">
            <text:p/>
          </draw:line>
          <draw:line draw:style-name="gr1" draw:text-style-name="P1" draw:layer="layout" svg:x1="15.292cm" svg:y1="12.589cm" svg:x2="13.895cm" svg:y2="12.586cm">
            <text:p/>
          </draw:line>
          <draw:line draw:style-name="gr1" draw:text-style-name="P1" draw:layer="layout" svg:x1="14.024cm" svg:y1="12.551cm" svg:x2="14.024cm" svg:y2="11.281cm">
            <text:p/>
          </draw:line>
          <draw:line draw:style-name="gr3" draw:text-style-name="P1" draw:layer="layout" svg:x1="16.464cm" svg:y1="11.418cm" svg:x2="16.845cm" svg:y2="11.164cm">
            <text:p/>
          </draw:line>
          <draw:line draw:style-name="gr3" draw:text-style-name="P1" draw:layer="layout" svg:x1="15.167cm" svg:y1="12.434cm" svg:x2="15.421cm" svg:y2="12.688cm">
            <text:p/>
          </draw:line>
          <draw:line draw:style-name="gr3" draw:text-style-name="P1" draw:layer="layout" svg:x1="13.77cm" svg:y1="11.164cm" svg:x2="14.151cm" svg:y2="11.418cm">
            <text:p/>
          </draw:line>
        </draw:g>
        <draw:frame draw:style-name="gr11" draw:text-style-name="P3" draw:layer="layout" svg:width="1.768cm" svg:height="0.645cm" svg:x="13.827cm" svg:y="12.581cm">
          <draw:text-box>
            <text:p><text:span text:style-name="T1">3: w1 n*</text:span></text:p>
          </draw:text-box>
        </draw:frame>
        <draw:frame draw:style-name="gr26" draw:text-style-name="P3" draw:layer="layout" svg:width="1.848cm" svg:height="0.645cm" svg:x="15.308cm" svg:y="10.472cm">
          <draw:text-box>
            <text:p><text:span text:style-name="T1">2: w1 s* </text:span></text:p>
          </draw:text-box>
        </draw:frame>
        <draw:frame draw:style-name="gr20" draw:text-style-name="P7" draw:layer="layout" svg:width="3.546cm" svg:height="0.645cm" svg:x="4.388cm" svg:y="9.392cm">
          <draw:text-box>
            <text:p><text:span text:style-name="T4">odd number of runs</text:span></text:p>
          </draw:text-box>
        </draw:frame>
        <draw:frame draw:style-name="gr9" draw:text-style-name="P9" draw:layer="layout" svg:width="2.116cm" svg:height="0.645cm" svg:x="17.435cm" svg:y="8.046cm">
          <draw:text-box>
            <text:p><text:span text:style-name="T7">odd runs</text:span></text:p>
          </draw:text-box>
        </draw:frame>
        <draw:frame draw:style-name="gr9" draw:text-style-name="P9" draw:layer="layout" svg:width="2.116cm" svg:height="0.645cm" svg:x="1.635cm" svg:y="12.581cm">
          <draw:text-box>
            <text:p><text:span text:style-name="T7">odd runs</text:span></text:p>
          </draw:text-box>
        </draw:frame>
        <draw:frame draw:style-name="gr9" draw:text-style-name="P9" draw:layer="layout" svg:width="2.308cm" svg:height="0.645cm" svg:x="17.423cm" svg:y="6.073cm">
          <draw:text-box>
            <text:p><text:span text:style-name="T7">even runs</text:span></text:p>
          </draw:text-box>
        </draw:frame>
        <draw:frame draw:style-name="gr9" draw:text-style-name="P9" draw:layer="layout" svg:width="2.116cm" svg:height="0.645cm" svg:x="17.608cm" svg:y="10.473cm">
          <draw:text-box>
            <text:p><text:span text:style-name="T7">even runs</text:span></text:p>
          </draw:text-box>
        </draw:frame>
        <draw:frame draw:style-name="gr27" draw:text-style-name="P10" draw:layer="layout" svg:width="2.54cm" svg:height="1.039cm" svg:x="17.61cm" svg:y="12.482cm">
          <draw:text-box>
            <text:p text:style-name="P2"><text:span text:style-name="T7">odd runs</text:span></text:p>
            <text:p text:style-name="P2"><text:span text:style-name="T8">(start here)</text:span></text:p>
          </draw:text-box>
        </draw:frame>
        <draw:g>
          <draw:g>
            <draw:line draw:style-name="gr2" draw:text-style-name="P2" draw:layer="layout" svg:x1="27.897cm" svg:y1="23.116cm" svg:x2="29.294cm" svg:y2="23.116cm">
              <text:p/>
            </draw:line>
            <draw:line draw:style-name="gr1" draw:text-style-name="P1" draw:layer="layout" svg:x1="29.244cm" svg:y1="23.136cm" svg:x2="29.244cm" svg:y2="24.406cm">
              <text:p/>
            </draw:line>
            <draw:line draw:style-name="gr1" draw:text-style-name="P1" draw:layer="layout" svg:x1="29.238cm" svg:y1="24.408cm" svg:x2="27.841cm" svg:y2="24.411cm">
              <text:p/>
            </draw:line>
            <draw:line draw:style-name="gr1" draw:text-style-name="P1" draw:layer="layout" svg:x1="27.87cm" svg:y1="24.446cm" svg:x2="27.87cm" svg:y2="25.716cm">
              <text:p/>
            </draw:line>
            <draw:line draw:style-name="gr1" draw:text-style-name="P1" draw:layer="layout" svg:x1="27.97cm" svg:y1="25.616cm" svg:x2="29.367cm" svg:y2="25.616cm">
              <text:p/>
            </draw:line>
            <draw:line draw:style-name="gr3" draw:text-style-name="P1" draw:layer="layout" svg:x1="29.421cm" svg:y1="22.989cm" svg:x2="29.04cm" svg:y2="23.37cm">
              <text:p/>
            </draw:line>
            <draw:line draw:style-name="gr3" draw:text-style-name="P1" draw:layer="layout" svg:x1="27.643cm" svg:y1="24.259cm" svg:x2="28.151cm" svg:y2="24.64cm">
              <text:p/>
            </draw:line>
            <draw:line draw:style-name="gr3" draw:text-style-name="P1" draw:layer="layout" svg:x1="29.421cm" svg:y1="25.402cm" svg:x2="29.167cm" svg:y2="25.91cm">
              <text:p/>
            </draw:line>
          </draw:g>
          <draw:g>
            <draw:line draw:style-name="gr2" draw:text-style-name="P2" draw:layer="layout" svg:x1="29.404cm" svg:y1="32.656cm" svg:x2="27.88cm" svg:y2="32.656cm">
              <text:p/>
            </draw:line>
            <draw:line draw:style-name="gr1" draw:text-style-name="P1" draw:layer="layout" svg:x1="27.97cm" svg:y1="32.597cm" svg:x2="27.97cm" svg:y2="31.327cm">
              <text:p/>
            </draw:line>
            <draw:line draw:style-name="gr1" draw:text-style-name="P1" draw:layer="layout" svg:x1="27.97cm" svg:y1="31.316cm" svg:x2="29.367cm" svg:y2="31.316cm">
              <text:p/>
            </draw:line>
            <draw:line draw:style-name="gr1" draw:text-style-name="P1" draw:layer="layout" svg:x1="29.27cm" svg:y1="31.297cm" svg:x2="29.27cm" svg:y2="30.027cm">
              <text:p/>
            </draw:line>
            <draw:line draw:style-name="gr1" draw:text-style-name="P1" draw:layer="layout" svg:x1="29.203cm" svg:y1="30.162cm" svg:x2="27.806cm" svg:y2="30.165cm">
              <text:p/>
            </draw:line>
          </draw:g>
          <draw:g>
            <draw:line draw:style-name="gr2" draw:text-style-name="P2" draw:layer="layout" svg:x1="31.913cm" svg:y1="23.05cm" svg:x2="33.494cm" svg:y2="23.006cm">
              <text:p/>
            </draw:line>
            <draw:line draw:style-name="gr1" draw:text-style-name="P1" draw:layer="layout" svg:x1="33.444cm" svg:y1="23.126cm" svg:x2="33.444cm" svg:y2="24.396cm">
              <text:p/>
            </draw:line>
            <draw:line draw:style-name="gr1" draw:text-style-name="P1" draw:layer="layout" svg:x1="33.438cm" svg:y1="24.398cm" svg:x2="32.041cm" svg:y2="24.401cm">
              <text:p/>
            </draw:line>
            <draw:line draw:style-name="gr1" draw:text-style-name="P1" draw:layer="layout" svg:x1="32.07cm" svg:y1="24.436cm" svg:x2="32.07cm" svg:y2="25.706cm">
              <text:p/>
            </draw:line>
            <draw:line draw:style-name="gr1" draw:text-style-name="P1" draw:layer="layout" svg:x1="32.09cm" svg:y1="25.656cm" svg:x2="33.567cm" svg:y2="25.606cm">
              <text:p/>
            </draw:line>
            <draw:line draw:style-name="gr3" draw:text-style-name="P1" draw:layer="layout" svg:x1="33.621cm" svg:y1="22.879cm" svg:x2="33.24cm" svg:y2="23.26cm">
              <text:p/>
            </draw:line>
            <draw:line draw:style-name="gr3" draw:text-style-name="P1" draw:layer="layout" svg:x1="31.843cm" svg:y1="24.249cm" svg:x2="32.351cm" svg:y2="24.63cm">
              <text:p/>
            </draw:line>
            <draw:line draw:style-name="gr3" draw:text-style-name="P1" draw:layer="layout" svg:x1="33.621cm" svg:y1="25.392cm" svg:x2="33.367cm" svg:y2="25.9cm">
              <text:p/>
            </draw:line>
            <draw:line draw:style-name="gr1" draw:text-style-name="P1" draw:layer="layout" svg:x1="33.544cm" svg:y1="25.626cm" svg:x2="33.544cm" svg:y2="26.896cm">
              <text:p/>
            </draw:line>
            <draw:line draw:style-name="gr1" draw:text-style-name="P1" draw:layer="layout" svg:x1="33.539cm" svg:y1="26.9cm" svg:x2="32.142cm" svg:y2="26.903cm">
              <text:p/>
            </draw:line>
            <draw:line draw:style-name="gr3" draw:text-style-name="P1" draw:layer="layout" svg:x1="31.943cm" svg:y1="26.75cm" svg:x2="32.451cm" svg:y2="27.131cm">
              <text:p/>
            </draw:line>
          </draw:g>
          <draw:g>
            <draw:line draw:style-name="gr2" draw:text-style-name="P2" draw:layer="layout" svg:x1="31.739cm" svg:y1="32.599cm" svg:x2="33.263cm" svg:y2="32.599cm">
              <text:p/>
            </draw:line>
            <draw:line draw:style-name="gr1" draw:text-style-name="P1" draw:layer="layout" svg:x1="33.173cm" svg:y1="32.54cm" svg:x2="33.173cm" svg:y2="31.27cm">
              <text:p/>
            </draw:line>
            <draw:line draw:style-name="gr1" draw:text-style-name="P1" draw:layer="layout" svg:x1="33.173cm" svg:y1="31.259cm" svg:x2="31.776cm" svg:y2="31.259cm">
              <text:p/>
            </draw:line>
            <draw:line draw:style-name="gr1" draw:text-style-name="P1" draw:layer="layout" svg:x1="31.873cm" svg:y1="31.24cm" svg:x2="31.873cm" svg:y2="29.97cm">
              <text:p/>
            </draw:line>
            <draw:line draw:style-name="gr1" draw:text-style-name="P1" draw:layer="layout" svg:x1="31.904cm" svg:y1="30.053cm" svg:x2="33.301cm" svg:y2="30.056cm">
              <text:p/>
            </draw:line>
            <draw:line draw:style-name="gr1" draw:text-style-name="P1" draw:layer="layout" svg:x1="33.173cm" svg:y1="30.041cm" svg:x2="33.173cm" svg:y2="28.771cm">
              <text:p/>
            </draw:line>
            <draw:line draw:style-name="gr1" draw:text-style-name="P1" draw:layer="layout" svg:x1="33.14cm" svg:y1="28.802cm" svg:x2="31.743cm" svg:y2="28.805cm">
              <text:p/>
            </draw:line>
          </draw:g>
          <draw:frame draw:style-name="gr28" draw:text-style-name="P4" draw:layer="layout" svg:width="3.258cm" svg:height="1cm" svg:x="38.382cm" svg:y="29.644cm">
            <draw:text-box>
              <text:p><text:span text:style-name="T2">odd level</text:span></text:p>
            </draw:text-box>
          </draw:frame>
          <draw:frame draw:style-name="gr12" draw:text-style-name="P4" draw:layer="layout" svg:width="3.533cm" svg:height="0.962cm" svg:x="37.482cm" svg:y="22.482cm">
            <draw:text-box>
              <text:p><text:span text:style-name="T2">even level</text:span></text:p>
            </draw:text-box>
          </draw:frame>
          <draw:frame draw:style-name="gr29" draw:text-style-name="P8" draw:layer="layout" svg:width="2.098cm" svg:height="0.725cm" svg:x="38.355cm" svg:y="26.845cm">
            <draw:text-box>
              <text:p><text:span text:style-name="T6">to north</text:span></text:p>
            </draw:text-box>
          </draw:frame>
          <draw:frame draw:style-name="gr12" draw:text-style-name="P4" draw:layer="layout" svg:width="3.533cm" svg:height="0.962cm" svg:x="23.082cm" svg:y="30.783cm">
            <draw:text-box>
              <text:p><text:span text:style-name="T2">even level</text:span></text:p>
            </draw:text-box>
          </draw:frame>
          <draw:frame draw:style-name="gr30" draw:text-style-name="P6" draw:layer="layout" svg:width="5.012cm" svg:height="1.24cm" svg:x="22.915cm" svg:y="31.692cm">
            <draw:text-box>
              <text:p><text:span text:style-name="T5">odd run: u1/d1/w1 n*</text:span></text:p>
              <text:p><text:span text:style-name="T5"><text:s/></text:span><text:span text:style-name="T5">even run: w1 s* </text:span></text:p>
            </draw:text-box>
          </draw:frame>
          <draw:frame draw:style-name="gr31" draw:text-style-name="P8" draw:layer="layout" svg:width="2.17cm" svg:height="0.725cm" svg:x="22.828cm" svg:y="27.685cm">
            <draw:text-box>
              <text:p><text:span text:style-name="T6">to south</text:span></text:p>
            </draw:text-box>
          </draw:frame>
          <draw:frame draw:style-name="gr8" draw:text-style-name="P4" draw:layer="layout" svg:width="3.258cm" svg:height="0.962cm" svg:x="22.383cm" svg:y="22.683cm">
            <draw:text-box>
              <text:p><text:span text:style-name="T2">odd level</text:span></text:p>
            </draw:text-box>
          </draw:frame>
          <draw:frame draw:style-name="gr18" draw:text-style-name="P6" draw:layer="layout" svg:width="4.601cm" svg:height="1.208cm" svg:x="22.1cm" svg:y="23.56cm">
            <draw:text-box>
              <text:p><text:span text:style-name="T5">odd run: u1/d1/e1 n*</text:span></text:p>
              <text:p><text:span text:style-name="T5"><text:s text:c="4"/></text:span><text:span text:style-name="T5">even run: e1 s* </text:span></text:p>
            </draw:text-box>
          </draw:frame>
          <draw:g>
            <draw:line draw:style-name="gr2" draw:text-style-name="P2" draw:layer="layout" svg:x1="35.097cm" svg:y1="31.772cm" svg:x2="36.494cm" svg:y2="31.772cm">
              <text:p/>
            </draw:line>
            <draw:line draw:style-name="gr1" draw:text-style-name="P1" draw:layer="layout" svg:x1="36.444cm" svg:y1="31.752cm" svg:x2="36.444cm" svg:y2="30.482cm">
              <text:p/>
            </draw:line>
            <draw:line draw:style-name="gr1" draw:text-style-name="P1" draw:layer="layout" svg:x1="36.438cm" svg:y1="30.48cm" svg:x2="35.041cm" svg:y2="30.477cm">
              <text:p/>
            </draw:line>
            <draw:line draw:style-name="gr1" draw:text-style-name="P1" draw:layer="layout" svg:x1="35.07cm" svg:y1="30.442cm" svg:x2="35.07cm" svg:y2="29.172cm">
              <text:p/>
            </draw:line>
            <draw:line draw:style-name="gr1" draw:text-style-name="P1" draw:layer="layout" svg:x1="35.17cm" svg:y1="29.272cm" svg:x2="36.567cm" svg:y2="29.272cm">
              <text:p/>
            </draw:line>
            <draw:line draw:style-name="gr3" draw:text-style-name="P1" draw:layer="layout" svg:x1="36.621cm" svg:y1="31.899cm" svg:x2="36.24cm" svg:y2="31.518cm">
              <text:p/>
            </draw:line>
            <draw:line draw:style-name="gr3" draw:text-style-name="P1" draw:layer="layout" svg:x1="34.843cm" svg:y1="30.629cm" svg:x2="35.351cm" svg:y2="30.248cm">
              <text:p/>
            </draw:line>
            <draw:line draw:style-name="gr3" draw:text-style-name="P1" draw:layer="layout" svg:x1="36.621cm" svg:y1="29.486cm" svg:x2="36.367cm" svg:y2="28.978cm">
              <text:p/>
            </draw:line>
          </draw:g>
          <draw:g>
            <draw:line draw:style-name="gr2" draw:text-style-name="P2" draw:layer="layout" svg:x1="36.967cm" svg:y1="23.116cm" svg:x2="35.57cm" svg:y2="23.116cm">
              <text:p/>
            </draw:line>
            <draw:line draw:style-name="gr1" draw:text-style-name="P1" draw:layer="layout" svg:x1="35.62cm" svg:y1="23.136cm" svg:x2="35.62cm" svg:y2="24.406cm">
              <text:p/>
            </draw:line>
            <draw:line draw:style-name="gr1" draw:text-style-name="P1" draw:layer="layout" svg:x1="35.626cm" svg:y1="24.408cm" svg:x2="37.023cm" svg:y2="24.411cm">
              <text:p/>
            </draw:line>
            <draw:line draw:style-name="gr1" draw:text-style-name="P1" draw:layer="layout" svg:x1="36.994cm" svg:y1="24.446cm" svg:x2="36.994cm" svg:y2="25.716cm">
              <text:p/>
            </draw:line>
            <draw:line draw:style-name="gr1" draw:text-style-name="P1" draw:layer="layout" svg:x1="36.894cm" svg:y1="25.616cm" svg:x2="35.497cm" svg:y2="25.616cm">
              <text:p/>
            </draw:line>
            <draw:line draw:style-name="gr3" draw:text-style-name="P1" draw:layer="layout" svg:x1="35.443cm" svg:y1="22.989cm" svg:x2="35.824cm" svg:y2="23.37cm">
              <text:p/>
            </draw:line>
            <draw:line draw:style-name="gr3" draw:text-style-name="P1" draw:layer="layout" svg:x1="37.221cm" svg:y1="24.259cm" svg:x2="36.713cm" svg:y2="24.64cm">
              <text:p/>
            </draw:line>
            <draw:line draw:style-name="gr3" draw:text-style-name="P1" draw:layer="layout" svg:x1="35.443cm" svg:y1="25.402cm" svg:x2="35.697cm" svg:y2="25.91cm">
              <text:p/>
            </draw:line>
          </draw:g>
        </draw:g>
        <draw:frame draw:style-name="gr32" draw:text-style-name="P12" draw:layer="layout" svg:width="16.129cm" svg:height="3.095cm" svg:x="2.354cm" svg:y="2.67cm">
          <draw:text-box>
            <text:p text:style-name="P11"><text:span text:style-name="T9">Start with an the first (odd) run on an odd level going east. Go to the </text:span><text:span text:style-name="T5">corresponding square box at the </text:span><text:span text:style-name="T5">even level when the runs at that level are complete. For this example, this is after 3 runs if the total number of runs at a level is odd, after 4 runs otherwise, Go back to the even level when the run at that level is complete. For this example, this is after 6 runs if the total number of runs is odd, after 8 runs otherwise. Alternatively start with the first (odd) run on an odd level going west.</text:span></text:p>
          </draw:text-box>
        </draw:frame>
        <draw:frame draw:style-name="gr27" draw:text-style-name="P10" draw:layer="layout" svg:width="2.54cm" svg:height="1.039cm" svg:x="1.608cm" svg:y="8.203cm">
          <draw:text-box>
            <text:p text:style-name="P2"><text:span text:style-name="T7">odd runs</text:span></text:p>
            <text:p text:style-name="P2"><text:span text:style-name="T8">(start here)</text:span></text:p>
          </draw:text-box>
        </draw:frame>
        <draw:frame draw:style-name="gr33" draw:text-style-name="P6" draw:layer="layout" svg:width="14.732cm" svg:height="1.199cm" svg:x="3.343cm" svg:y="13.415cm">
          <draw:text-box>
            <text:p text:style-name="P13"><text:span text:style-name="T5">(If the east – west distance is larger, substitute north for west, west for north, south for east, and east for south, and turn the drawing sideways.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8:13:02.763000000</meta:creation-date>
    <meta:generator>LibreOffice/6.0.4.2$Windows_X86_64 LibreOffice_project/9b0d9b32d5dcda91d2f1a96dc04c645c450872bf</meta:generator>
    <dc:date>2021-01-07T07:00:49.276000000</dc:date>
    <meta:editing-duration>P2DT5H7M16S</meta:editing-duration>
    <meta:editing-cycles>17</meta:editing-cycles>
    <meta:document-statistic meta:object-count="167"/>
  </office:meta>
</office:document-meta>
</file>